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a7d7" officeooo:paragraph-rsid="001ea7d7" style:font-weight-asian="bold" style:font-weight-complex="bold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paragraph-properties fo:text-align="center" style:justify-single-word="false"/>
      <style:text-properties fo:font-weight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b353d" officeooo:paragraph-rsid="001b353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officeooo:rsid="00209535" officeooo:paragraph-rsid="00209535"/>
    </style:style>
    <style:style style:name="T1" style:family="text">
      <style:text-properties officeooo:rsid="001b353d"/>
    </style:style>
    <style:style style:name="T2" style:family="text">
      <style:text-properties officeooo:rsid="001ea7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b694" style:font-weight-asian="normal" style:font-weight-complex="normal"/>
    </style:style>
    <style:style style:name="T5" style:family="text">
      <style:text-properties fo:font-weight="normal" officeooo:rsid="0020953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teilte Systeme Homework <text:span text:style-name="T1">10</text:span></text:p>
      <text:p text:style-name="P2"/>
      <text:p text:style-name="P6">Maximilian Siess</text:p>
      <text:p text:style-name="P5">Gruppe: 19</text:p>
      <text:p text:style-name="Text_20_body"/>
      <text:p text:style-name="P4">Gelöste Aufgaben:</text:p>
      <text:p text:style-name="P4">Aufgabe 1<text:tab/><text:tab/><text:span text:style-name="T1">4</text:span> Punkte</text:p>
      <text:p text:style-name="P4">Aufgabe 2<text:tab/><text:tab/><text:span text:style-name="T1">4</text:span> Punkte</text:p>
      <text:p text:style-name="P4">Aufgabe 2<text:tab/><text:tab/>2 Punkte</text:p>
      <text:p text:style-name="P4">Gesamtpunkte:<text:tab/>10 Punkte</text:p>
      <text:p text:style-name="Standard"/>
      <text:p text:style-name="P8">Die Anwendungen jeder Aufgabe müssen zwei mal gestartet werden, bei 2 und 3 nehmen sie automatisch Server/Client rollen an.</text:p>
      <text:p text:style-name="Standard"/>
      <text:p text:style-name="P1">Aufgabe <text:span text:style-name="T2">1</text:span></text:p>
      <text:p text:style-name="P7"/>
      <text:p text:style-name="P3"><text:span text:style-name="T3">Wir haben das XOR Encryption Verfahren benutzt, </text:span><text:span text:style-name="T4">wobei die Zeichen des Eingabestrings mit den Zeichen eines Key-Strings </text:span><text:span text:style-name="T5">mit der XOR Methode zusammengeleg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0:34:47.23</meta:creation-date>
    <meta:editing-duration>PT1H3M29S</meta:editing-duration>
    <meta:editing-cycles>31</meta:editing-cycles>
    <meta:generator>LibreOffice/5.1.3.2$Linux_X86_64 LibreOffice_project/10m0$Build-2</meta:generator>
    <dc:date>2016-05-30T21:12:54.004046023</dc:date>
    <meta:document-statistic meta:table-count="0" meta:image-count="0" meta:object-count="0" meta:page-count="1" meta:paragraph-count="11" meta:word-count="69" meta:character-count="445" meta:non-whitespace-character-count="384"/>
  </office:meta>
</office:document-meta>
</file>